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Spring Testing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zakyalv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fident Deployments!</text:p>
              </text:list-item>
              <text:list-item>
                <text:p>Manual (Swagger) testing + debugging tools will slowing your brain down (no offense :-P). Not repeatable.</text:p>
              </text:list-item>
              <text:list-item>
                <text:p>Catch bugs earlier.</text:p>
              </text:list-item>
              <text:list-item>
                <text:p>Technical document of your features or co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DD...TDD...TDD...TDD...TDD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 proper testing tools : Junit or TestNG, Mockito, Hamcrest, Spring Mvc Test, Spring Kafka Test (Embedded Kafka), Flapdoodle (Embedded MongoDb), Embedded Redis, RestAssured, OkHttp’s Mock Http Server etc.</text:p>
              </text:list-item>
              <text:list-item>
                <text:p>Test production features or components. In term of spring, component from ApplicationContex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23:07:15.927654110</meta:creation-date>
    <meta:editing-duration>PT57M51S</meta:editing-duration>
    <meta:editing-cycles>13</meta:editing-cycles>
    <meta:generator>LibreOffice/6.0.5.2$MacOSX_X86_64 LibreOffice_project/54c8cbb85f300ac59db32fe8a675ff7683cd5a16</meta:generator>
    <dc:title>Impress</dc:title>
    <dc:date>2018-11-09T00:05:12.804035406</dc:date>
    <meta:document-statistic meta:object-count="50"/>
  </office:meta>
</office:document-meta>
</file>